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2.01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Persones confinades</text:p>
          </table:table-cell>
          <table:table-cell table:style-name="ce1" office:value-type="string" calcext:value-type="string">
            <text:p>persones infectades</text:p>
          </table:table-cell>
          <table:table-cell table:style-name="ce1" office:value-type="string" calcext:value-type="string">
            <text:p>Centros afectados</text:p>
          </table:table-cell>
          <table:table-cell table:style-name="ce1" office:value-type="string" calcext:value-type="string">
            <text:p>Centros Cerrados</text:p>
          </table:table-cell>
          <table:table-cell table:style-name="ce1" office:value-type="string" calcext:value-type="string">
            <text:p>Grupos confinados</text:p>
          </table:table-cell>
          <table:table-cell table:style-name="ce1" office:value-type="string" calcext:value-type="string">
            <text:p>% Centros sin casos</text:p>
          </table:table-cell>
          <table:table-cell table:style-name="ce1" office:value-type="string" calcext:value-type="string">
            <text:p>link nota prensa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14/09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84" calcext:value-type="float">
            <text:p>99.84</text:p>
          </table:table-cell>
          <table:table-cell office:value-type="string" calcext:value-type="string">
            <text:p><text:a xlink:href="https://www.elgarrotxi.cat/centres-educatius-afectats-per-positius-de-covid-19-en-lactualitat-a-catalunya/" xlink:type="simple">https://www.elgarrotxi.cat/centres-educatius-afectats-per-positius-de-covid-19-en-lactualitat-a-catalunya/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/09/20</text:p>
          </table:table-cell>
          <table:table-cell office:value-type="float" office:value="2" calcext:value-type="float">
            <text:p>2</text:p>
          </table:table-cell>
          <table:table-cell office:value-type="float" office:value="613" calcext:value-type="float">
            <text:p>613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<text:a xlink:href="https://www.naciodigital.cat/noticia/208649/catalunya/te/17/grups/escolars/confinats/115/positius/entre/alumnes/professionals" xlink:type="simple">https://www.naciodigital.cat/noticia/208649/catalunya/te/17/grups/escolars/confinats/115/positius/entre/alumnes/professionals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/09/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<text:a xlink:href="https://www.naciodigital.cat/bergueda/noticia/21462/impacte/covid/escoles/34/grups/confinats/126/positius" xlink:type="simple">https://www.naciodigital.cat/bergueda/noticia/21462/impacte/covid/escoles/34/grups/confinats/126/positius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7/09/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<text:a xlink:href="https://www.naciodigital.cat/noticia/208769/covid-19/obliga/confinar/68/grups/52/centres/educatius" xlink:type="simple">https://www.naciodigital.cat/noticia/208769/covid-19/obliga/confinar/68/grups/52/centres/educatius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8/09/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<text:a xlink:href="http://ensenyament.gencat.cat/ca/inici/nota-premsa/?id=388477" xlink:type="simple">http://ensenyament.gencat.cat/ca/inici/nota-premsa/?id=388477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1/09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ensenyament.gencat.cat/ca/inici/nota-premsa/?id=388574" xlink:type="simple">http://ensenyament.gencat.cat/ca/inici/nota-premsa/?id=388574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2/09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<text:a xlink:href="http://ensenyament.gencat.cat/ca/inici/nota-premsa/?id=388624" xlink:type="simple">http://ensenyament.gencat.cat/ca/inici/nota-premsa/?id=388624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/09/20</text:p>
          </table:table-cell>
          <table:table-cell office:value-type="float" office:value="8" calcext:value-type="float">
            <text:p>8</text:p>
          </table:table-cell>
          <table:table-cell office:value-type="float" office:value="10595" calcext:value-type="float">
            <text:p>10595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ensenyament.gencat.cat/ca/inici/nota-premsa/?id=388676" xlink:type="simple">http://ensenyament.gencat.cat/ca/inici/nota-premsa/?id=388676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/09/20</text:p>
          </table:table-cell>
          <table:table-cell office:value-type="float" office:value="9" calcext:value-type="float">
            <text:p>9</text:p>
          </table:table-cell>
          <table:table-cell office:value-type="float" office:value="13579" calcext:value-type="float">
            <text:p>13579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<text:a xlink:href="https://www.lavanguardia.com/vida/20200924/483643959090/coronavirus-catalunya-registra-694-grupos-escolares-confinados-tres-centros-cerrados.html" xlink:type="simple">https://www.lavanguardia.com/vida/20200924/483643959090/coronavirus-catalunya-registra-694-grupos-escolares-confinados-tres-centros-cerrados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/09/20</text:p>
          </table:table-cell>
          <table:table-cell office:value-type="float" office:value="10" calcext:value-type="float">
            <text:p>10</text:p>
          </table:table-cell>
          <table:table-cell office:value-type="float" office:value="16408" calcext:value-type="float">
            <text:p>16408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<text:a xlink:href="https://elmonic.cat/un-cas-de-covid-19-a-lies-ramon-de-la-torre-actva-el-protocol-de-realitzacio-de-pcr/" xlink:type="simple">https://elmonic.cat/un-cas-de-covid-19-a-lies-ramon-de-la-torre-actva-el-protocol-de-realitzacio-de-pcr/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/09/20</text:p>
          </table:table-cell>
          <table:table-cell office:value-type="float" office:value="11" calcext:value-type="float">
            <text:p>11</text:p>
          </table:table-cell>
          <table:table-cell office:value-type="float" office:value="20398" calcext:value-type="float">
            <text:p>20398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string" calcext:value-type="string">
            <text:p><text:a xlink:href="https://beteve.cat/societat/coronavirus-escoles-catalunya-barcelona/" xlink:type="simple">https://beteve.cat/societat/coronavirus-escoles-catalunya-barcelona/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8/09/20</text:p>
          </table:table-cell>
          <table:table-cell office:value-type="float" office:value="12" calcext:value-type="float">
            <text:p>12</text:p>
          </table:table-cell>
          <table:table-cell office:value-type="float" office:value="23667" calcext:value-type="float">
            <text:p>23667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<text:a xlink:href="http://ensenyament.gencat.cat/es/actualitat/escolasegura/tracacovid/dades-covid19-centres/#/" xlink:type="simple">http://ensenyament.gencat.cat/es/actualitat/escolasegura/tracacovid/dades-covid19-centres/#/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/09/20</text:p>
          </table:table-cell>
          <table:table-cell office:value-type="float" office:value="13" calcext:value-type="float">
            <text:p>13</text:p>
          </table:table-cell>
          <table:table-cell office:value-type="float" office:value="26240" calcext:value-type="float">
            <text:p>26240</text:p>
          </table:table-cell>
          <table:table-cell office:value-type="float" office:value="2373" calcext:value-type="float">
            <text:p>23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<text:a xlink:href="http://ensenyament.gencat.cat/es/actualitat/escolasegura/tracacovid/dades-covid19-centres/#/" xlink:type="simple">http://ensenyament.gencat.cat/es/actualitat/escolasegura/tracacovid/dades-covid19-centres/#/</text:a>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6:28:57.294597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09:24:03.346728777</meta:creation-date>
    <dc:date>2020-09-29T16:31:18.967184196</dc:date>
    <meta:editing-duration>PT2H31M46S</meta:editing-duration>
    <meta:editing-cycles>13</meta:editing-cycles>
    <meta:generator>LibreOffice/7.0.1.2$Linux_X86_64 LibreOffice_project/00$Build-2</meta:generator>
    <meta:document-statistic meta:table-count="1" meta:cell-count="96" meta:object-count="0"/>
  </office:meta>
</office:document-meta>
</file>